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gsanaUPC" svg:font-family="AngsanaUPC"/>
    <style:font-face style:name="Georgia" svg:font-family="Georgia"/>
    <style:font-face style:name="Sylfaen" svg:font-family="Sylfaen"/>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02in" style:page-number="auto"/>
      <style:text-properties fo:font-size="6.34999990463257pt" style:font-size-asian="6.34999990463257pt" style:font-size-complex="6.34999990463257pt"/>
    </style:style>
    <style:style style:name="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35in" style:type="right"/>
        </style:tab-stops>
      </style:paragraph-properties>
    </style:style>
    <style:style style:name="P5"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6"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7"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9" style:family="paragraph" style:parent-style-name="Body_20_text_20__28_2_29_" style:master-page-name="">
      <style:paragraph-properties fo:margin-left="0.1665in" fo:margin-right="0in" fo:margin-top="0in" fo:margin-bottom="0in" loext:contextual-spacing="false" fo:text-align="start" style:justify-single-word="false" fo:text-indent="0.1252in" style:auto-text-indent="false" style:page-number="auto"/>
    </style:style>
    <style:style style:name="P10"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11"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12"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style:style>
    <style:style style:name="P13" style:family="paragraph" style:parent-style-name="Body_20_text_20__28_2_29_" style:master-page-name="">
      <style:paragraph-properties fo:margin-left="0.1665in" fo:margin-right="0in" fo:margin-top="0in" fo:margin-bottom="0in" loext:contextual-spacing="false" fo:text-align="start" style:justify-single-word="false" fo:text-indent="0in" style:auto-text-indent="false" style:page-number="auto"/>
    </style:style>
    <style:style style:name="P14"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15" style:family="paragraph" style:parent-style-name="Body_20_text_20__28_3_29_" style:master-page-name="PageStyle0">
      <style:paragraph-properties fo:margin-left="0.0835in" fo:margin-right="0in" fo:margin-top="0in" fo:margin-bottom="0in" loext:contextual-spacing="false" fo:line-height="0.1181in" fo:text-indent="0in" style:auto-text-indent="false" style:page-number="1"/>
    </style:style>
    <style:style style:name="P16" style:family="paragraph" style:parent-style-name="Heading_20__23_1" style:master-page-name="">
      <style:paragraph-properties fo:margin-left="0.0835in" fo:margin-right="0in" fo:margin-top="0in" fo:margin-bottom="0in" loext:contextual-spacing="false" fo:line-height="0.2638in" fo:keep-together="always" fo:text-indent="0in" style:auto-text-indent="false" style:page-number="auto" fo:keep-with-next="always"/>
    </style:style>
    <style:style style:name="P17" style:family="paragraph" style:parent-style-name="Body_20_text_20__28_2_29_" style:list-style-name="L1"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835in"/>
        </style:tab-stops>
      </style:paragraph-properties>
    </style:style>
    <style:style style:name="P18" style:family="paragraph" style:parent-style-name="Body_20_text_20__28_2_29_" style:master-page-name="PageStyle1">
      <style:paragraph-properties fo:margin-left="0.1945in" fo:margin-right="0in" fo:margin-top="0in" fo:margin-bottom="0in" loext:contextual-spacing="false" fo:text-align="justify" style:justify-single-word="false" fo:text-indent="0in" style:auto-text-indent="false" style:page-number="248"/>
    </style:style>
    <style:style style:name="P19"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244in"/>
        </style:tab-stops>
      </style:paragraph-properties>
    </style:style>
    <style:style style:name="P20"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21" style:family="paragraph" style:parent-style-name="Body_20_text_20__28_2_29_" style:list-style-name="L3"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335in"/>
        </style:tab-stops>
      </style:paragraph-properties>
    </style:style>
    <style:style style:name="P22"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23"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24" style:family="paragraph" style:parent-style-name="Body_20_text_20__28_2_29_" style:list-style-name="L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in" fo:margin-bottom="0.2528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Sect1" style:family="section">
      <style:section-properties fo:margin-left="2.2701in" fo:margin-right="2.0799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2.2701in" fo:margin-right="2.0945in" style:editable="false">
        <style:columns fo:column-count="2" fo:column-gap="0.0709in">
          <style:column style:rel-width="32767*" fo:start-indent="0in" fo:end-indent="0.0354in"/>
          <style:column style:rel-width="32768*" fo:start-indent="0.0354in" fo:end-indent="0in"/>
        </style:columns>
      </style:section-properties>
    </style:style>
    <style:style style:name="Sect4" style:family="section">
      <style:section-properties fo:margin-left="2.0929in" fo:margin-right="2.2882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14" style:num-format="1" text:start-value="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15"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15" style:num-format="1" text:start-value="2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5"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p text:style-name="P15"><text:span text:style-name="CharStyle4">THE EPISTLE OF PAUL THE APOSTLE TO THE</text:span></text:p>
        <text:h text:style-name="P16" text:outline-level="1"><text:bookmark-start text:name="bookmark0"/><text:span text:style-name="CharStyle6">PHILIPPIAN S</text:span><text:bookmark-end text:name="bookmark0"/></text:h>
      </text:section>
      <text:section text:style-name="Sect2" text:name="Section1">
        <text:p text:style-name="P2"/>
        <text:p text:style-name="P1"/>
      </text:section>
      <text:section text:style-name="Sect3" text:name="Section2">
        <text:p text:style-name="P1"><draw:frame draw:style-name="fr2" draw:name="2" text:anchor-type="paragraph" svg:x="4.2437in" svg:y="0.0098in" svg:width="2.1571in" draw:z-index="0"><draw:text-box fo:min-height="6.0417in"><text:p text:style-name="P13"><text:span text:style-name="CharStyle8">and my imprisonment has given 14 the majority of the brotherhood greater confidence in the Lord to venture on speaking the word of God without being afraid. Some 13 of them, it is true, are actually preaching Christ from envy and rivalry, others from goodwill; the 16 latter do it from love to me, knowing that I am set here to defend the gospel, but the former 17 proclaim Christ for their own ends, with mixed motives, think­ing to annoy me as I lie in prison. What does it matter? 18 Anyhow, for ulterior ends or honestly, Christ is being pro­claimed, and over that I rejoice; yes and over that I will rejoice.</text:span></text:p><text:p text:style-name="P9"><text:span text:style-name="CharStyle9">The outcome of all this,</text:span><text:span text:style-name="CharStyle8"> I 19 know, </text:span><text:span text:style-name="CharStyle9">will be my release,</text:span><text:span text:style-name="CharStyle8"> as you continue to pray for me, and as I am provided with the Spirit of Jesus Christ—my eager desire 20 and hope being that I may never feel ashamed, but that now as ever I may do honour to Christ in my own person by fearless courage. Whether that means life or death, no matter! As life 21 means Christ to me, so death means gain. But then, if it is to 22 be life here below, that means fruitful work for me. So—well,</text:span></text:p><text:p text:style-name="P12"><text:span text:style-name="CharStyle8">I cannot tell which to choose;</text:span></text:p><text:p text:style-name="P12"><text:span text:style-name="CharStyle8">I am in a dilemma between the 23 two. My strong desire is to de­part and be with Christ, for that is far the best. But for your 24 sakes it is needful that I should live on here below; I am sure it 25 is, and so I know I shall remain alive to serve you all by for­warding your progress and fos­tering the joy of your faith. Thus you will have ample cause 26 </text:span><text:span text:style-name="CharStyle10">247</text:span></text:p></draw:text-box></draw:frame></text:p>
        <text:p text:style-name="Body_20_text_20__28_4_29__20__2b__20_DropCap3">I<text:span text:style-name="CharStyle12">Paul and Timotheus, servants of Christ Jesus, to all the saints in Christ Jesus who are at Philippi, as well as to the bishops 2 and deacons: grace and peace to you from God our Father and the Lord Jesus Christ.</text:span></text:p>
        <text:list xml:id="list2555754062879476635" text:style-name="L1">
          <text:list-item>
            <text:p text:style-name="P17"><text:span text:style-name="CharStyle14"><text:tab/></text:span><text:span text:style-name="CharStyle15">I thank my God for all your 4 remembrance of me; in all my prayers for you all, I always </text:span><text:span text:style-name="CharStyle14">5</text:span><text:span text:style-name="CharStyle15"> pray with a sense of joy for what you have contributed to the gos­pel from the very first day down </text:span><text:span text:style-name="CharStyle14">6</text:span><text:span text:style-name="CharStyle15"> to this moment; of this I am confident, that he who has be­gun the good work in you will go on completing it until the day </text:span><text:span text:style-name="CharStyle14">7</text:span><text:span text:style-name="CharStyle15"> of Jesus Christ. It is only nat­ural for me to be thinking of you all in this way, for alike in my prison and as I defend and vin­dicate the gospel, I bear in mind how you all share with me in </text:span><text:span text:style-name="CharStyle14">8</text:span><text:span text:style-name="CharStyle15"> the grace divine. (God is my witness that I yearn for you all with the affection of Christ 9 Jesus himself!) And it is my prayer that your love may be more and more rich in knowl­edge and all manner of insight, enabling you to have a sense of io what is vital, so that you may be transparent and no harm to anyone in view of the day of </text:span><text:span text:style-name="CharStyle14">11</text:span><text:span text:style-name="CharStyle15"> Christ, your life all covered with that harvest of righteousness which Jesus Christ produces, to the glory and the praise of God. is I would have you understand, my brothers, that my affairs have really tended to advance 13 the gospel; throughout the whole of the praetorian guard and everywhere else it is recognized that I am imprisoned on account of my connexion with Christ,</text:span></text:p>
          </text:list-item>
        </text:list>
      </text:section>
      <text:section text:style-name="Sect4" text:name="Section3">
        <text:p text:style-name="P18"><text:span text:style-name="CharStyle15">to glory in Christ Jesus over me—over my return to you.</text:span></text:p>
        <text:list xml:id="list6991235654843885303" text:style-name="L2">
          <text:list-item>
            <text:p text:style-name="P19"><text:span text:style-name="CharStyle15"><text:tab/>Only, do lead a life that is worthy of the gospel of Christ. Whether I come and see you or only hear of you in absence, let me know you are standing firm in a common spirit, fighting side by side like one man for the</text:span></text:p>
          </text:list-item>
          <text:list-item>
            <text:p text:style-name="P20"><text:span text:style-name="CharStyle15"><text:tab/>faith of the gospel. Never be scared for a second by your op­ponents; your fearlessness is a clear omen of ruin for them and of your own salvation—at the</text:span></text:p>
          </text:list-item>
          <text:list-item>
            <text:p text:style-name="P20"><text:span text:style-name="CharStyle15"><text:tab/>hands of God. For on behalf of Christ you have the favour of suffering no less than of believ-</text:span></text:p>
          </text:list-item>
          <text:list-item>
            <text:p text:style-name="P20"><text:span text:style-name="CharStyle15"><text:tab/>ing in him, by waging the same conflict that, as once you saw and now you hear, I wage my-</text:span></text:p>
          </text:list-item>
        </text:list>
        <text:p text:style-name="Body_20_text_20__28_2_29__20__2b__20_DropCap1">2<text:span text:style-name="CharStyle15"><text:tab/>self. So by all the stimulus of Christ, by every incentive of love, by all your participation in the Spirit, by all your affec- 2 tionate tenderness, I pray you to give me the utter joy of knowing you are living in har­mony, with the same feelings of love, with one heart and soul, </text:span><text:span text:style-name="CharStyle14">3</text:span><text:span text:style-name="CharStyle15"> never acting for private ends or from vanity, but humbly con­sidering each other the better 4 man, and each with an eye to the interests of others as well as S to his own. Treat one an­other with the same spirit as you experience in Christ Jesus. 6 Though he was divine by na­ture, he did not set store upon </text:span><text:span text:style-name="CharStyle14">7</text:span><text:span text:style-name="CharStyle15"> equality with God, but emptied himself by taking the nature of 8 a servant; born in human guise and appearing in human form, he humbly stooped in his obedi­ence even to die, and to die upon 9 the cross. Therefore God raised him high and conferred on him 10 a Name above all names, so that before the Name of Jesus </text:span><text:span text:style-name="CharStyle21">every knee should bend</text:span><text:span text:style-name="CharStyle15"> in heaven, on earth, and underneath the earth.</text:span></text:p>
        <text:p text:style-name="P8"><text:span text:style-name="CharStyle21">and every tongue confess</text:span><text:span text:style-name="CharStyle15"> that n ‘Jesus Christ is Lord/ to the glory of God the Father.</text:span></text:p>
        <text:p text:style-name="P11"><text:span text:style-name="CharStyle15">Therefore, my beloved, as you 12 have been obedient always and not simply when I was present, so, now that I am absent, work all the more strenuously at your salvation with reverence and trembling, for it is God who in 13 his goodwill enables you to will this and to achieve it. In all 14 that you do, avoid grumbling and disputing, so as to be blame- 15 less and innocent, </text:span><text:span text:style-name="CharStyle21">faultless chil­dren of God</text:span><text:span text:style-name="CharStyle15"> in </text:span><text:span text:style-name="CharStyle21">a crooked and perverse generation</text:span><text:span text:style-name="CharStyle15"> where you shine like stars in a dark world; hold fast the word of life, so that 16 I may be proud of you on the Day of Christ, because I have not run or </text:span><text:span text:style-name="CharStyle21">worked for nothing. </text:span><text:span text:style-name="CharStyle15">Even if my life-blood has to be 17 poured as a libation on the sa­cred sacrifice of the faith you are offering to God, I rejoice, I con­gratulate you all—and do you 18 in turn rejoice, congratulate me.</text:span></text:p>
        <text:p text:style-name="P11"><text:span text:style-name="CharStyle15">I hope in the Lord Jesus to 19 send you Timotheus before long, that I may be heartened by news of you. I have no one like him, 20 for genuine interest in your wel­fare. Everybody is selfish, in- 21 stead of caring for Jesus Christ; but you know how he has stood 22 the test, how he has served with me in the gospel, like a son help­ing his father. I hope to send 23 him then, as soon as ever I see how it will go with me—though 24 I am confident in the Lord that I shall be coming myself before long.</text:span></text:p>
        <text:p text:style-name="P11"><text:span text:style-name="CharStyle15">As for Epaphroditus, however, 25 my brother, my fellow-worker, my fellow-soldier, and your mes­senger to meet my wants, I think it necessary to send him to you at once, for he has been yearning 26 for you all. He has been greatly</text:span></text:p>
        <text:p text:style-name="P6"><text:span text:style-name="CharStyle15">concerned because you heard he</text:span></text:p>
        <text:list xml:id="list6925187721793262441" text:style-name="L3">
          <text:list-item>
            <text:p text:style-name="P21"><text:span text:style-name="CharStyle15"><text:tab/>was ill. And he was ill, nearly dead with illness. But God had mercy on him, and not only on him but on me, to save me from having one sorrow upon an-</text:span></text:p>
          </text:list-item>
          <text:list-item>
            <text:p text:style-name="P21"><text:span text:style-name="CharStyle15"><text:tab/>other. So I am specially eager to send him, that you may be glad when you see him again, and thus my own anxiety may</text:span></text:p>
          </text:list-item>
          <text:list-item>
            <text:p text:style-name="P21"><text:span text:style-name="CharStyle15"><text:tab/>be lightened. Give him a wel­come in the Lord, then, with your hearts full </text:span><text:soft-page-break/><text:span text:style-name="CharStyle15">of joy. Value</text:span></text:p>
          </text:list-item>
          <text:list-item>
            <text:p text:style-name="P21"><text:span text:style-name="CharStyle15"><text:tab/>men like that, for he nearly died in the service of Christ by risk­ing his life to make up for the services which you were not here to render me.</text:span></text:p>
          </text:list-item>
        </text:list>
        <text:p text:style-name="P6"><text:span text:style-name="CharStyle15">Well then, my brothers, re­joice in the Lord. I am re­peating this word ‘rejoice’ in my letter, but that never tires me, and it is the safe course for you.</text:span></text:p>
        <text:list xml:id="list7254668194416120137" text:style-name="L4">
          <text:list-item>
            <text:p text:style-name="P22"><text:span text:style-name="CharStyle15"><text:tab/>—Beware of these dogs, these wicked workmen, the incision-</text:span></text:p>
          </text:list-item>
          <text:list-item>
            <text:p text:style-name="P23"><text:span text:style-name="CharStyle15"><text:tab/>party! We are the true Circum­cision, we who worship God in spirit, we who pride ourselves on Christ Jesus, we who rely upon no outward privilege.</text:span></text:p>
          </text:list-item>
          <text:list-item>
            <text:p text:style-name="P24"><text:span text:style-name="CharStyle15"><text:tab/>Though I could rely on out­ward privilege, if I chose; who­ever thinks he can rely on that,</text:span></text:p>
          </text:list-item>
          <text:list-item>
            <text:p text:style-name="P24"><text:span text:style-name="CharStyle15"><text:tab/>I can outdo him. I was circum­cised on the eighth day after birth; I belonged to the race of Israel, to the tribe of Benjamin; I was the Hebrew son of Hebrew parents, a Pharisee as regards</text:span></text:p>
          </text:list-item>
          <text:list-item>
            <text:p text:style-name="P22"><text:span text:style-name="CharStyle15"><text:tab/>the Law, in point of ardour a persecutor of the church, im­maculate by the standard of le-</text:span></text:p>
          </text:list-item>
          <text:list-item>
            <text:p text:style-name="P22"><text:span text:style-name="CharStyle15"><text:tab/>gal righteousness. But for Christ’s sake I have learned to count my former gains a loss;</text:span></text:p>
          </text:list-item>
          <text:list-item>
            <text:p text:style-name="P22"><text:span text:style-name="CharStyle15"><text:tab/>indeed I count anything a loss, compared to the supreme value of knowing Christ Jesus my Lord. For his sake I have lost everything (I count it all the veriest refuse) in order to gain</text:span></text:p>
          </text:list-item>
        </text:list>
        <text:p text:style-name="P8"><text:span text:style-name="CharStyle15">Christ and be found at death in him, possessing no legal right- 9 eousness of my own but the righteousness of faith in Christ, the divine righteousness that rests on faith. I would know 10 him in the power of his resurrec­tion and the fellowship of his sufferings, with my nature transformed to die as he died, to 11 see if I too can attain the resur­rection from the dead. Not that 12 I have already attained this or am already perfect, but I press forward to appropriate it, be­cause I have been appropriated myself by Christ Jesus. Broth- 13 ers, I for one do not consider myself to have appropriated this; my one thought is, by for­getting what lies behind me and straining to what lies before me, to press on to the goal for the 14 prize of God’s high call in Christ Jesus. For all those of our 15 number who are mature, this must be the point of view; God will reveal that to any of you who look at things differently. Only, we must let our steps be 16 guided by such truth as we have attained.</text:span></text:p>
        <text:p text:style-name="P11"><text:span text:style-name="CharStyle15">Copy me, brothers, one and 17 all of you, and take note of those who live by the example you get from me. For many—as I have 18 often told you and tell you now with tears—many live as ene­mies of the cross of Christ. De- 19 struction is their fate, the belly is their god, they glory in their shame, these men of earthly mind! But we are a colony of 20 heaven, and we wait for the Saviour who comes from heaven, the Lord Jesus Christ, who will 21 transform the body that belongs to our low estate till it resembles the body of his Glory, by the same power that enables him to</text:span></text:p>
        <text:p text:style-name="P10"><text:span text:style-name="CharStyle15">make everything subject to him-</text:span></text:p>
        <text:p text:style-name="Body_20_text_20__28_4_29__20__2b__20_DropCap2">4<text:span text:style-name="CharStyle12"><text:tab/>self. Well then, my broth­ers, for whom I cherish love and longing, my joy and crown, this is how you are to stand firm in the Lord, O my beloved.</text:span></text:p>
        <text:p text:style-name="P5"><text:span text:style-name="CharStyle15">2 I entreat Euodia and I entreat Syntyche to agree in the Lord. </text:span><text:span text:style-name="CharStyle14">3</text:span><text:span text:style-name="CharStyle15"> And you, my true comrade, lend a hand to these women, I beg of you; they have fought at my side in the active service of the gospel, along with Clement and the rest of my fellow-workers, whose names are in </text:span><text:span text:style-name="CharStyle21">the book of life.</text:span></text:p>
        <text:p text:style-name="P8"><text:span text:style-name="CharStyle15">4 Rejoice in the Lord always; I </text:span><text:span text:style-name="CharStyle14">5</text:span><text:span text:style-name="CharStyle15"> will say it again, ‘rejoice.’ Let your forbearance be known to everyone; the Lord is at hand. </text:span><text:span text:style-name="CharStyle14">6</text:span><text:span text:style-name="CharStyle15"> Never be anxious, but always make your requests known to God in prayer and supplication </text:span><text:span text:style-name="CharStyle14">7</text:span><text:span text:style-name="CharStyle15"> with thanksgiving; so shall God’s peace, that surpasses all our dreams, keep guard over your hearts and minds in Christ </text:span><text:soft-page-break/><text:span text:style-name="CharStyle15">Jesus.</text:span></text:p>
        <text:p text:style-name="P5"><text:span text:style-name="CharStyle14">8</text:span><text:span text:style-name="CharStyle15"> Finally, brothers, keep in mind whatever is true, whatever is worthy, whatever is just, what­ever is pure, whatever is at­tractive, whatever is high-toned, </text:span><text:span text:style-name="CharStyle14">9</text:span><text:span text:style-name="CharStyle15"> all excellence, all merit; practise also what you have learned and received from me, what you heard me say and what you saw me do. So shall the God of peace be with you. io It was a great joy to me in the Lord that your care for me could revive again; for what you lacked was never the care but n the chance of showing it. Not</text:span></text:p>
        <text:p text:style-name="P7"><text:span text:style-name="CharStyle15">that I complain of want, for I have learned how to be content wherever I am. I know how to </text:span><text:span text:style-name="CharStyle24">12 </text:span><text:span text:style-name="CharStyle15">live humbly; I also know how to live in prosperity. I have been initiated into the secret for all sorts and conditions of life, for plenty and for hunger, for pros­perity and for privations; in Him 13 who strengthens me, I am able for anything. But you were kind </text:span><text:span text:style-name="CharStyle25">14 </text:span><text:span text:style-name="CharStyle15">enough to take your share in my trouble. You Philippians are 15 well aware that in the early days of the gospel, when I left Mace­donia, no church but yourselves had any financial dealings with me; even when I was in Thessa- 16 lonica, you sent money more than once for my needs. It is 17 not the money I am anxious for; what I am anxious for is the in­terest that accumulates in this way to your divine credit! Your i*l debt to me is fully paid and more than paid! I am amply supplied with what you have sent by Epaphroditus, </text:span><text:span text:style-name="CharStyle21">a fragrant perfume,</text:span><text:span text:style-name="CharStyle15"> the sort of sacrifice that God approves and wel­comes. My God will supply all </text:span><text:span text:style-name="CharStyle24">19 </text:span><text:span text:style-name="CharStyle15">your own needs from his wealth in Glory in Christ Jesus. Glory 20 to God our Father for ever and ever: Amen.</text:span></text:p>
        <text:p text:style-name="P14"><text:span text:style-name="CharStyle15">Salute every saint in Christ 21 Jesus. The brothers beside me salute you. All the saints sa- 22 lute you, especially those who are Imperial slaves.</text:span></text:p>
        <text:p text:style-name="P14"><text:span text:style-name="CharStyle15">The grace of the Lord Jesus 23 Christ be with your spirit. Ame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ngsanaUPC" svg:font-family="AngsanaUPC"/>
    <style:font-face style:name="Georgia" svg:font-family="Georgia"/>
    <style:font-face style:name="Sylfaen" svg:font-family="Sylfaen"/>
    <style:font-face style:name="Tahoma" svg:font-family="Tahom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ody_20_text_20__28_3_29_" style:display-name="Body text (3)" style:family="paragraph" style:master-page-name="">
      <style:graphic-properties draw:fill="solid" draw:fill-color="#ffffff" draw:opacity="100%"/>
      <style:paragraph-properties fo:margin-top="0in" fo:margin-bottom="0.0835in" loext:contextual-spacing="false" fo:line-height="0in" fo:text-align="center" style:justify-single-word="false" style:page-number="auto" fo:background-color="#ffffff"/>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Heading_20__23_1" style:display-name="Heading #1" style:family="paragraph" style:master-page-name="">
      <style:graphic-properties draw:fill="solid" draw:fill-color="#ffffff" draw:opacity="100%"/>
      <style:paragraph-properties fo:margin-top="0.0835in" fo:margin-bottom="0in" loext:contextual-spacing="false" fo:line-height="0in" fo:text-align="center" style:justify-single-word="false" style:page-number="auto" fo:background-color="#ffffff"/>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4_29_" style:display-name="Body text (4)" style:family="paragraph" style:master-page-name="">
      <style:graphic-properties draw:fill="solid" draw:fill-color="#ffffff" draw:opacity="100%"/>
      <style:paragraph-properties fo:line-height="0.1272in" fo:text-align="justify" style:justify-single-word="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1945in" style:auto-text-indent="false" style:page-number="auto">
        <style:tab-stops>
          <style:tab-stop style:position="0.4043in"/>
        </style:tab-stops>
        <style:drop-cap style:lines="2" style:distance="0.0035in" style:style-name="DropCap2"/>
      </style:paragraph-properties>
    </style:style>
    <style:style style:name="Body_20_text_20__28_4_29__20__2b__20_DropCap2" style:display-name="Body text (4) + DropCap2" style:family="paragraph" style:parent-style-name="Body_20_text_20__28_4_29_" style:master-page-name="">
      <style:paragraph-properties fo:margin-left="0.1945in" fo:margin-right="0in" fo:margin-top="0in" fo:margin-bottom="0in" loext:contextual-spacing="false" fo:text-indent="0in" style:auto-text-indent="false" style:page-number="auto">
        <style:tab-stops>
          <style:tab-stop style:position="0.2339in"/>
        </style:tab-stops>
        <style:drop-cap style:lines="2" style:distance="0.0035in" style:style-name="DropCap3"/>
      </style:paragraph-properties>
    </style:style>
    <style:style style:name="Body_20_text_20__28_4_29__20__2b__20_DropCap3" style:display-name="Body text (4) + DropCap3" style:family="paragraph" style:parent-style-name="Body_20_text_20__28_4_29_" style:master-page-name="">
      <style:paragraph-properties fo:margin-left="0in" fo:margin-right="0in" fo:margin-top="0in" fo:margin-bottom="0in" loext:contextual-spacing="false" fo:text-indent="0.1945in" style:auto-text-indent="false" style:page-number="auto">
        <style:drop-cap style:lines="2" style:distance="0.05in" style:style-name="DropCap1"/>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Georgia" fo:font-family="Georgia" fo:font-size="8.5pt" fo:font-style="normal" style:text-underline-style="none" fo:font-weight="bold" style:font-name-asian="Georgia" style:font-family-asian="Georgia" style:font-size-asian="8.5pt" style:font-style-asian="normal" style:font-weight-asian="bold" style:font-name-complex="Georgia" style:font-family-complex="Georgia" style:font-size-complex="8.5pt" style:font-style-complex="normal" style:font-weight-complex="bold"/>
    </style:style>
    <style:style style:name="CharStyle6" style:family="text" style:parent-style-name="DefaultFontStyle">
      <style:text-properties style:text-line-through-style="none" style:text-line-through-type="none" style:font-name="AngsanaUPC" fo:font-family="AngsanaUPC" fo:font-size="19pt" fo:font-style="normal" style:text-underline-style="none" fo:font-weight="bold" style:font-name-asian="AngsanaUPC" style:font-family-asian="AngsanaUPC" style:font-size-asian="19pt" style:font-style-asian="normal" style:font-weight-asian="bold" style:font-name-complex="AngsanaUPC" style:font-family-complex="AngsanaUPC" style:font-size-complex="19pt" style:font-style-complex="normal" style:font-weight-complex="bold"/>
    </style:style>
    <style:style style:name="CharStyle8"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9" style:family="text" style:parent-style-name="CharStyle15">
      <style:text-properties fo:font-style="italic" style:font-style-asian="italic" style:font-style-complex="italic"/>
    </style:style>
    <style:style style:name="CharStyle10" style:family="text" style:parent-style-name="CharStyle15">
      <style:text-properties style:font-name="AngsanaUPC" fo:font-family="AngsanaUPC" fo:font-size="13pt" style:font-name-asian="AngsanaUPC" style:font-family-asian="AngsanaUPC" style:font-size-asian="13pt" style:font-name-complex="AngsanaUPC" style:font-family-complex="AngsanaUPC" style:font-size-complex="13pt"/>
    </style:style>
    <style:style style:name="CharStyle12"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DropCap1" style:family="text">
      <style:text-properties fo:color="#000000" style:text-line-through-style="none" style:text-line-through-type="none" style:text-position="49% 58%" style:font-name="Georgia" fo:font-family="Georgia" fo:font-size="17pt" fo:letter-spacing="normal" fo:font-style="normal" style:text-underline-style="none" fo:font-weight="bold" style:font-name-asian="Georgia" style:font-family-asian="Georgia" style:font-size-asian="17pt" style:font-style-asian="normal" style:font-weight-asian="bold" style:font-name-complex="Georgia" style:font-family-complex="Georgia" style:font-size-complex="17pt" style:font-style-complex="normal" style:font-weight-complex="bold" style:text-scale="100%"/>
    </style:style>
    <style:style style:name="CharStyle14" style:family="text" style:parent-style-name="CharStyle15">
      <style:text-properties style:font-name="AngsanaUPC" fo:font-family="AngsanaUPC" fo:font-size="13pt" style:font-name-asian="AngsanaUPC" style:font-family-asian="AngsanaUPC" style:font-size-asian="13pt" style:font-name-complex="AngsanaUPC" style:font-family-complex="AngsanaUPC" style:font-size-complex="13pt"/>
    </style:style>
    <style:style style:name="CharStyle15"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17" style:family="text" style:parent-style-name="DefaultFontStyle">
      <style:text-properties style:text-line-through-style="none" style:text-line-through-type="none" style:font-name="AngsanaUPC" fo:font-family="AngsanaUPC" fo:font-size="14pt" fo:font-style="normal" style:text-underline-style="none" fo:font-weight="bold" style:font-name-asian="AngsanaUPC" style:font-family-asian="AngsanaUPC" style:font-size-asian="14pt" style:font-style-asian="normal" style:font-weight-asian="bold" style:font-name-complex="AngsanaUPC" style:font-family-complex="AngsanaUPC" style:font-size-complex="14pt" style:font-style-complex="normal" style:font-weight-complex="bold"/>
    </style:style>
    <style:style style:name="CharStyle18" style:family="text" style:parent-style-name="CharStyle17">
      <style:text-properties fo:color="#000000" style:text-position="0% 100%" fo:letter-spacing="normal" fo:language="en" fo:country="US" style:language-asian="en" style:country-asian="US" style:language-complex="en" style:country-complex="US" style:text-scale="100%"/>
    </style:style>
    <style:style style:name="CharStyle19" style:family="text" style:parent-style-name="CharStyle17">
      <style:text-properties fo:color="#000000" style:text-position="0% 100%" fo:font-size="15pt" fo:letter-spacing="normal" fo:language="en" fo:country="US" style:font-size-asian="15pt" style:language-asian="en" style:country-asian="US" style:font-size-complex="15pt" style:language-complex="en" style:country-complex="US" style:text-scale="100%"/>
    </style:style>
    <style:style style:name="DropCap2" style:family="text">
      <style:text-properties fo:color="#000000" style:text-line-through-style="none" style:text-line-through-type="none" style:text-position="53% 58%" style:font-name="Tahoma" fo:font-family="Tahoma" fo:font-size="16pt" fo:letter-spacing="normal" fo:font-style="normal" style:text-underline-style="none" fo:font-weight="bold" style:font-name-asian="Tahoma" style:font-family-asian="Tahoma" style:font-size-asian="16pt" style:font-style-asian="normal" style:font-weight-asian="bold" style:font-name-complex="Tahoma" style:font-family-complex="Tahoma" style:font-size-complex="16pt" style:font-style-complex="normal" style:font-weight-complex="bold" style:text-scale="100%"/>
    </style:style>
    <style:style style:name="CharStyle21" style:family="text" style:parent-style-name="CharStyle15">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2" style:family="text" style:parent-style-name="CharStyle17">
      <style:text-properties fo:color="#000000" style:text-position="0% 100%" style:font-name="Sylfaen" fo:font-family="Sylfaen" fo:font-size="9pt" fo:letter-spacing="normal" fo:language="en" fo:country="US" fo:font-weight="normal" style:font-name-asian="Sylfaen" style:font-family-asian="Sylfaen" style:font-size-asian="9pt" style:language-asian="en" style:country-asian="US" style:font-weight-asian="normal" style:font-name-complex="Sylfaen" style:font-family-complex="Sylfaen" style:font-size-complex="9pt" style:language-complex="en" style:country-complex="US" style:font-weight-complex="normal" style:text-scale="100%"/>
    </style:style>
    <style:style style:name="DropCap3" style:family="text">
      <style:text-properties fo:color="#000000" style:text-line-through-style="none" style:text-line-through-type="none" style:text-position="45% 58%" style:font-name="Tahoma" fo:font-family="Tahoma" fo:font-size="16pt" fo:letter-spacing="normal" fo:font-style="normal" style:text-underline-style="none" fo:font-weight="bold" style:font-name-asian="Tahoma" style:font-family-asian="Tahoma" style:font-size-asian="16pt" style:font-style-asian="normal" style:font-weight-asian="bold" style:font-name-complex="Tahoma" style:font-family-complex="Tahoma" style:font-size-complex="16pt" style:font-style-complex="normal" style:font-weight-complex="bold" style:text-scale="100%"/>
    </style:style>
    <style:style style:name="CharStyle24" style:family="text" style:parent-style-name="CharStyle15">
      <style:text-properties fo:color="#000000" style:text-position="0% 100%" fo:font-size="7.5pt" fo:letter-spacing="normal" fo:language="en" fo:country="US" fo:font-weight="normal" style:font-size-asian="7.5pt" style:language-asian="en" style:country-asian="US" style:font-weight-asian="normal" style:font-size-complex="7.5pt" style:language-complex="en" style:country-complex="US" style:font-weight-complex="normal" style:text-scale="100%"/>
    </style:style>
    <style:style style:name="CharStyle25" style:family="text" style:parent-style-name="CharStyle15">
      <style:text-properties fo:color="#000000" style:text-position="0% 100%" fo:font-size="7pt" fo:letter-spacing="0.0138in" fo:language="en" fo:country="US" fo:font-weight="normal" style:font-size-asian="7pt" style:language-asian="en" style:country-asian="US" style:font-weight-asian="normal" style:font-size-complex="7pt" style:language-complex="en" style:country-complex="US"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335in" style:type="right"/>
        </style:tab-stops>
      </style:paragraph-properties>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5535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1.0181in" fo:margin-left="0in" fo:margin-right="0in" fo:margin-bottom="0in"/>
      </style:header-style>
      <style:footer-style>
        <style:header-footer-properties fo:min-height="3.3945in" fo:margin-left="0in" fo:margin-right="0in" fo:margin-top="3.394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89in" fo:margin-left="0in" fo:margin-right="0in" fo:margin-bottom="0in"/>
      </style:header-style>
      <style:footer-style>
        <style:header-footer-properties fo:min-height="3.628in" fo:margin-left="0in" fo:margin-right="0in" fo:margin-top="3.628in"/>
      </style:footer-style>
    </style:page-layout>
  </office:automatic-styles>
  <office:master-styles>
    <style:master-page style:name="Standard" style:page-layout-name="Mpm1"/>
    <style:master-page style:name="PageStyle0" style:page-layout-name="Mpm2">
      <style:header>
        <text:p text:style-name="MP1"/>
      </style:header>
      <style:footer>
        <text:p text:style-name="MP2"/>
      </style:footer>
    </style:master-page>
    <style:master-page style:name="PageStyle1" style:page-layout-name="Mpm3">
      <style:header>
        <text:p text:style-name="MP1"><draw:frame draw:style-name="Mfr1" draw:name="Frame1" text:anchor-type="paragraph" svg:x="3.6909in" svg:y="0.5626in" draw:z-index="3"><draw:text-box fo:min-height="0.1098in" fo:min-width="2.5335in"><text:p text:style-name="MP3"><text:span text:style-name="CharStyle18">PHILIPPIANS 3<text:tab/></text:span><text:page-number text:select-page="current">251</text:page-number></text:p></draw:text-box></draw:frame></text:p>
      </style:header>
      <style:header-left>
        <text:p text:style-name="MP1"><draw:frame draw:style-name="Mfr1" draw:name="1" text:anchor-type="paragraph" svg:x="2.1362in" svg:y="0.539in" draw:z-index="2"><draw:text-box fo:min-height="0.1071in" fo:min-width="2.5535in"><text:p text:style-name="MP4"><text:page-number text:select-page="current">250</text:page-number><text:span text:style-name="CharStyle18"><text:tab/></text:span><text:span text:style-name="CharStyle19">PHILIPPIANS 2</text:span></text:p></draw:text-box></draw:frame></text:p>
      </style:header-left>
      <style:footer>
        <text:p text:style-name="MP2"/>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0" meta:object-count="0" meta:page-count="4" meta:paragraph-count="43" meta:word-count="2369" meta:character-count="11963" meta:non-whitespace-character-count="9645"/>
    <meta:generator>LibreOffice/4.4.5.2$Windows_x86 LibreOffice_project/a22f674fd25a3b6f45bdebf25400ed2adff0ff99</meta:generator>
  </office:meta>
</office:document-meta>
</file>